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5.792cm" fo:margin-left="0.005cm" fo:margin-top="0cm" fo:margin-bottom="0cm" table:align="left" style:writing-mode="lr-tb"/>
    </style:style>
    <style:style style:name="Tableau1.A" style:family="table-column">
      <style:table-column-properties style:column-width="3.683cm"/>
    </style:style>
    <style:style style:name="Tableau1.B" style:family="table-column">
      <style:table-column-properties style:column-width="3.679cm"/>
    </style:style>
    <style:style style:name="Tableau1.D" style:family="table-column">
      <style:table-column-properties style:column-width="3.692cm"/>
    </style:style>
    <style:style style:name="Tableau1.E" style:family="table-column">
      <style:table-column-properties style:column-width="3.674cm"/>
    </style:style>
    <style:style style:name="Tableau1.G" style:family="table-column">
      <style:table-column-properties style:column-width="3.695cm"/>
    </style:style>
    <style:style style:name="Tableau1.1" style:family="table-row">
      <style:table-row-properties style:min-row-height="2.028cm" style:keep-together="true" fo:keep-together="auto"/>
    </style:style>
    <style:style style:name="Tableau1.A1" style:family="table-cell">
      <style:table-cell-properties fo:background-color="#ffffff" fo:padding-left="0.074cm" fo:padding-right="0.097cm" fo:padding-top="0.097cm" fo:padding-bottom="0.097cm" fo:border-left="0.009cm solid #000001" fo:border-right="none" fo:border-top="0.009cm solid #000001" fo:border-bottom="0.009cm solid #000001">
        <style:background-image/>
      </style:table-cell-properties>
    </style:style>
    <style:style style:name="Tableau1.E1" style:family="table-cell">
      <style:table-cell-properties fo:background-color="#ffffff" fo:padding-left="0.074cm" fo:padding-right="0.097cm" fo:padding-top="0.097cm" fo:padding-bottom="0.097cm" fo:border="0.009cm solid #000001">
        <style:background-image/>
      </style:table-cell-properties>
    </style:style>
    <style:style style:name="Tableau1.2" style:family="table-row">
      <style:table-row-properties style:min-row-height="1.812cm" style:keep-together="true" fo:keep-together="auto"/>
    </style:style>
    <style:style style:name="Tableau1.3" style:family="table-row">
      <style:table-row-properties style:min-row-height="2.168cm" style:keep-together="true" fo:keep-together="auto"/>
    </style:style>
    <style:style style:name="Tableau1.4" style:family="table-row">
      <style:table-row-properties style:min-row-height="1.894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fo:color="#00000a" style:font-name="Calibri Light" style:font-name-complex="Calibri Light1"/>
    </style:style>
    <style:style style:name="P5" style:family="paragraph" style:parent-style-name="Table_20_Contents">
      <style:paragraph-properties fo:text-align="center" style:justify-single-word="false"/>
      <style:text-properties fo:color="#00000a" style:font-name="Calibri Light" style:font-name-complex="Calibri Light1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>
        <style:tab-stops>
          <style:tab-stop style:position="1.755cm" style:type="center"/>
        </style:tab-stops>
      </style:paragraph-properties>
    </style:style>
    <style:style style:name="P8" style:family="paragraph" style:parent-style-name="Table_20_Contents">
      <style:text-properties fo:color="#000000" style:font-name="Calibri Light" style:font-name-asian="Times New Roman" style:language-asian="fr" style:country-asian="FR" style:font-name-complex="Calibri Light1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000a" style:font-name="Calibri Light" style:font-name-complex="Calibri Light1"/>
    </style:style>
    <style:style style:name="T4" style:family="text">
      <style:text-properties fo:color="#333333" style:font-name="Calibri Light" style:font-name-complex="Calibri Light1"/>
    </style:style>
    <style:style style:name="T5" style:family="text">
      <style:text-properties fo:color="#000000" style:font-name="Calibri Light" style:font-name-asian="Times New Roman" style:language-asian="fr" style:country-asian="FR" style:font-name-complex="Calibri Light1" style:font-size-complex="11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tab/><text:tab/><text:tab/>FOUR<text:tab/><text:tab/> IN <text:tab/><text:tab/>A <text:tab/><text:tab/>ROW<text:tab/></text:span></text:p>
      <text:p text:style-name="P1"/>
      <text:p text:style-name="Standard"><text:span text:style-name="T1"><text:tab/>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column table:style-name="Tableau1.A"/>
        <table:table-column table:style-name="Tableau1.G"/>
        <table:table-row table:style-name="Tableau1.1">
          <table:table-cell table:style-name="Tableau1.A1" office:value-type="string">
            <text:p text:style-name="Table_20_Contents"><text:span text:style-name="T3">1</text:span></text:p>
            <text:p text:style-name="P4"/>
            <text:p text:style-name="P6"><text:span text:style-name="T3"><text:s/>La taille de l’image </text:span></text:p>
            <text:p text:style-name="P6"><text:span text:style-name="T3">The image size</text:span></text:p>
          </table:table-cell>
          <table:table-cell table:style-name="Tableau1.A1" office:value-type="string">
            <text:p text:style-name="P6"><text:span text:style-name="T3">2</text:span></text:p>
            <text:p text:style-name="P5"/>
            <text:p text:style-name="P6"><text:span text:style-name="T3">Personnaliser </text:span></text:p>
            <text:p text:style-name="P6"><text:span text:style-name="T3">customize</text:span></text:p>
          </table:table-cell>
          <table:table-cell table:style-name="Tableau1.A1" office:value-type="string">
            <text:p text:style-name="P6"><text:span text:style-name="T3">3</text:span></text:p>
            <text:p text:style-name="P5"/>
            <text:p text:style-name="P6"><text:span text:style-name="T3">La page d’accueil </text:span></text:p>
            <text:p text:style-name="P6"><text:span text:style-name="T3">the home page</text:span></text:p>
          </table:table-cell>
          <table:table-cell table:style-name="Tableau1.A1" office:value-type="string">
            <text:p text:style-name="P6"><text:span text:style-name="T3">4</text:span></text:p>
            <text:p text:style-name="P6"><text:span text:style-name="T3"><text:s/></text:span></text:p>
            <text:p text:style-name="P6"><text:span text:style-name="T3">Un site attirant </text:span></text:p>
            <text:p text:style-name="P6"><text:span text:style-name="T3">an attractive website</text:span></text:p>
          </table:table-cell>
          <table:table-cell table:style-name="Tableau1.E1" office:value-type="string">
            <text:p text:style-name="P6"><text:span text:style-name="T3">5</text:span></text:p>
            <text:p text:style-name="P5"/>
            <text:p text:style-name="Table_20_Contents"><text:span text:style-name="T3">Créer un compte utilisateur </text:span></text:p>
            <text:p text:style-name="P5">create a user account</text:p>
          </table:table-cell>
          <table:table-cell table:style-name="Tableau1.E1" office:value-type="string">
            <text:p text:style-name="Table_20_Contents"><text:span text:style-name="T3">6</text:span></text:p>
            <text:p text:style-name="P4"/>
            <text:p text:style-name="Table_20_Contents"><text:span text:style-name="T3"><text:s/>Mettre en valeur les images </text:span></text:p>
            <text:p text:style-name="Table_20_Contents"><text:span text:style-name="T3">to highlight the images</text:span></text:p>
          </table:table-cell>
          <table:table-cell table:style-name="Tableau1.E1" office:value-type="string">
            <text:p text:style-name="Table_20_Contents"><text:span text:style-name="T3">7</text:span></text:p>
            <text:p text:style-name="P4"/>
            <text:p text:style-name="Table_20_Contents"><text:span text:style-name="T3">En fonction des besoins <text:s/></text:span></text:p>
            <text:p text:style-name="Table_20_Contents"><text:span text:style-name="T3">according to needs</text:span></text:p>
          </table:table-cell>
        </table:table-row>
        <table:table-row table:style-name="Tableau1.2">
          <table:table-cell table:style-name="Tableau1.A1" office:value-type="string">
            <text:p text:style-name="Table_20_Contents"><text:span text:style-name="T3">8</text:span></text:p>
            <text:p text:style-name="Table_20_Contents"><text:span text:style-name="T3">Différents moyens de résoudre des bugs </text:span></text:p>
            <text:p text:style-name="Table_20_Contents"><text:span text:style-name="T3">different ways to solve bugs</text:span></text:p>
          </table:table-cell>
          <table:table-cell table:style-name="Tableau1.A1" office:value-type="string">
            <text:p text:style-name="Table_20_Contents"><text:span text:style-name="T3">9</text:span></text:p>
            <text:p text:style-name="P4"/>
            <text:p text:style-name="P6"><text:span text:style-name="T3">Glisser déposer </text:span></text:p>
            <text:p text:style-name="P6"><text:span text:style-name="T3">drag and drop</text:span></text:p>
          </table:table-cell>
          <table:table-cell table:style-name="Tableau1.A1" office:value-type="string">
            <text:p text:style-name="Table_20_Contents"><text:span text:style-name="T3">10</text:span></text:p>
            <text:p text:style-name="P4"/>
            <text:p text:style-name="P6"><text:span text:style-name="T3">Un moteur de recherche </text:span></text:p>
            <text:p text:style-name="P6"><text:span text:style-name="T3">a search engine</text:span></text:p>
          </table:table-cell>
          <table:table-cell table:style-name="Tableau1.A1" office:value-type="string">
            <text:p text:style-name="Table_20_Contents"><text:span text:style-name="T3">11</text:span></text:p>
            <text:p text:style-name="P4"/>
            <text:p text:style-name="Table_20_Contents"><text:span text:style-name="T3"><text:s/>Faire un sondage </text:span></text:p>
            <text:p text:style-name="Table_20_Contents"><text:span text:style-name="T3">make a survey</text:span></text:p>
          </table:table-cell>
          <table:table-cell table:style-name="Tableau1.E1" office:value-type="string">
            <text:p text:style-name="P6"><text:span text:style-name="T3">12</text:span></text:p>
            <text:p text:style-name="P5"/>
            <text:p text:style-name="P6"><text:span text:style-name="T3">Permettre aux utilisateur d’ajouter des photos <text:s/></text:span></text:p>
            <text:p text:style-name="P3"><text:span text:style-name="T3">Allow users to add pictures</text:span></text:p>
            <text:p text:style-name="P6"><text:span text:style-name="T3"/></text:p>
          </table:table-cell>
          <table:table-cell table:style-name="Tableau1.E1" office:value-type="string">
            <text:p text:style-name="Table_20_Contents"><text:span text:style-name="T3">13</text:span></text:p>
            <text:p text:style-name="P4"/>
            <text:p text:style-name="Table_20_Contents"><text:span text:style-name="T3"><text:s/>Un onglet</text:span></text:p>
            <text:p text:style-name="Text_20_body"><text:span text:style-name="T3">A tab</text:span></text:p>
            <text:p text:style-name="Table_20_Contents"><text:span text:style-name="T3"/></text:p>
          </table:table-cell>
          <table:table-cell table:style-name="Tableau1.E1" office:value-type="string">
            <text:p text:style-name="Table_20_Contents"><text:span text:style-name="T3">14</text:span></text:p>
            <text:p text:style-name="P4"/>
            <text:p text:style-name="Table_20_Contents"><text:span text:style-name="T3">La navigation par point ou par flèche</text:span></text:p>
            <text:p text:style-name="Table_20_Contents"><text:span text:style-name="T3">Navigation by point or by arrow</text:span></text:p>
          </table:table-cell>
        </table:table-row>
        <table:table-row table:style-name="Tableau1.3">
          <table:table-cell table:style-name="Tableau1.A1" office:value-type="string">
            <text:p text:style-name="P7"><text:span text:style-name="T3">15</text:span></text:p>
            <text:p text:style-name="P7"><text:span text:style-name="T3"><text:tab/></text:span></text:p>
            <text:p text:style-name="Table_20_Contents"><text:span text:style-name="T3"><text:s/></text:span><text:span text:style-name="T4">Une balise</text:span></text:p>
            <text:p text:style-name="Text_20_body"><text:span text:style-name="T3">a beacon/</text:span>a marker</text:p>
            <text:p text:style-name="Table_20_Contents"><text:span text:style-name="T3"/></text:p>
          </table:table-cell>
          <table:table-cell table:style-name="Tableau1.A1" office:value-type="string">
            <text:p text:style-name="Table_20_Contents"><text:span text:style-name="T3">16</text:span></text:p>
            <text:p text:style-name="P4"/>
            <text:p text:style-name="Table_20_Contents"><text:span text:style-name="T3"><text:s/>Le cahier des charges </text:span></text:p>
            <text:p text:style-name="Table_20_Contents"><text:span text:style-name="T3">the specifications</text:span></text:p>
            <text:p text:style-name="P4"/>
          </table:table-cell>
          <table:table-cell table:style-name="Tableau1.A1" office:value-type="string">
            <text:p text:style-name="Table_20_Contents"><text:span text:style-name="T3">17</text:span></text:p>
            <text:p text:style-name="Table_20_Contents"><text:span text:style-name="T3"><text:s/></text:span></text:p>
            <text:p text:style-name="Table_20_Contents"><text:span text:style-name="T3">Un navigateur</text:span></text:p>
            <text:p text:style-name="Table_20_Contents"><text:span text:style-name="T3">a browser</text:span></text:p>
          </table:table-cell>
          <table:table-cell table:style-name="Tableau1.A1" office:value-type="string">
            <text:p text:style-name="Table_20_Contents"><text:span text:style-name="T3">18</text:span></text:p>
            <text:p text:style-name="Table_20_Contents"><text:span text:style-name="T3"><text:s/></text:span></text:p>
            <text:p text:style-name="Table_20_Contents"><text:span text:style-name="T3">Ajouter des fonctionnalités </text:span></text:p>
            <text:p text:style-name="Table_20_Contents"><text:span text:style-name="T3">Add features/functionality</text:span></text:p>
          </table:table-cell>
          <table:table-cell table:style-name="Tableau1.E1" office:value-type="string">
            <text:p text:style-name="Table_20_Contents"><text:span text:style-name="T3">19</text:span></text:p>
            <text:p text:style-name="P4"/>
            <text:p text:style-name="Table_20_Contents"><text:span text:style-name="T3">Résoudre des erreurs de programmation </text:span></text:p>
          </table:table-cell>
          <table:table-cell table:style-name="Tableau1.E1" office:value-type="string">
            <text:p text:style-name="Table_20_Contents"><text:span text:style-name="T3">20</text:span></text:p>
            <text:p text:style-name="P4"/>
            <text:p text:style-name="Table_20_Contents"><text:span text:style-name="T3">Une étape</text:span></text:p>
            <text:p text:style-name="Table_20_Contents"><text:span text:style-name="T3">a step</text:span></text:p>
          </table:table-cell>
          <table:table-cell table:style-name="Tableau1.E1" office:value-type="string">
            <text:p text:style-name="Table_20_Contents"><text:span text:style-name="T3">21</text:span></text:p>
            <text:p text:style-name="P4"/>
            <text:p text:style-name="Table_20_Contents"><text:span text:style-name="T4">Héberger</text:span></text:p>
            <text:p text:style-name="Table_20_Contents"><text:span text:style-name="T3">to host</text:span></text:p>
          </table:table-cell>
        </table:table-row>
        <table:table-row table:style-name="Tableau1.4">
          <table:table-cell table:style-name="Tableau1.A1" office:value-type="string">
            <text:p text:style-name="Table_20_Contents"><text:span text:style-name="T3">22</text:span></text:p>
            <text:p text:style-name="P4"/>
            <text:p text:style-name="Table_20_Contents"><text:span text:style-name="T4">Afficher</text:span></text:p>
            <text:p text:style-name="Table_20_Contents"><text:span text:style-name="T4">to display </text:span></text:p>
            <text:p text:style-name="P4"/>
          </table:table-cell>
          <table:table-cell table:style-name="Tableau1.A1" office:value-type="string">
            <text:p text:style-name="Table_20_Contents"><text:span text:style-name="T3">23</text:span></text:p>
            <text:p text:style-name="P4"/>
            <text:p text:style-name="Table_20_Contents"><text:span text:style-name="T3">Un langage facile d’utilisation</text:span></text:p>
            <text:p text:style-name="Table_20_Contents"><text:span text:style-name="T3">An easy to use language</text:span></text:p>
          </table:table-cell>
          <table:table-cell table:style-name="Tableau1.A1" office:value-type="string">
            <text:p text:style-name="Table_20_Contents"><text:span text:style-name="T3">24</text:span></text:p>
            <text:p text:style-name="P4"/>
            <text:p text:style-name="Table_20_Contents"><text:span text:style-name="T3"><text:s/>Répondre aux besoins des clients</text:span></text:p>
            <text:p text:style-name="Table_20_Contents"><text:span text:style-name="T3">Responding to customer needs</text:span></text:p>
          </table:table-cell>
          <table:table-cell table:style-name="Tableau1.A1" office:value-type="string">
            <text:p text:style-name="Table_20_Contents"><text:span text:style-name="T3">25</text:span></text:p>
            <text:p text:style-name="P4"/>
            <text:p text:style-name="Table_20_Contents"><text:span text:style-name="T3">ci-dessus / ci-dessous</text:span></text:p>
            <text:p text:style-name="Table_20_Contents"><text:span text:style-name="T3">above and below</text:span></text:p>
          </table:table-cell>
          <table:table-cell table:style-name="Tableau1.E1" office:value-type="string">
            <text:p text:style-name="Table_20_Contents"><text:span text:style-name="T3">26</text:span></text:p>
            <text:p text:style-name="P4"/>
            <text:p text:style-name="Table_20_Contents"><text:span text:style-name="T3"><text:s text:c="2"/>Cette application permet de </text:span></text:p>
            <text:p text:style-name="Table_20_Contents"><text:span text:style-name="T3">this app allows</text:span></text:p>
          </table:table-cell>
          <table:table-cell table:style-name="Tableau1.E1" office:value-type="string">
            <text:p text:style-name="Table_20_Contents"><text:span text:style-name="T3">27</text:span></text:p>
            <text:p text:style-name="P4"/>
            <text:p text:style-name="Table_20_Contents"><text:span text:style-name="T3">Le retour des clients</text:span></text:p>
            <text:p text:style-name="Table_20_Contents"><text:span text:style-name="T3">feedback </text:span></text:p>
          </table:table-cell>
          <table:table-cell table:style-name="Tableau1.E1" office:value-type="string">
            <text:p text:style-name="Table_20_Contents"><text:span text:style-name="T3">28</text:span></text:p>
            <text:p text:style-name="P4"/>
            <text:p text:style-name="Table_20_Contents"><text:span text:style-name="T3"><text:s/>Majuscules et minuscules</text:span></text:p>
            <text:p text:style-name="Table_20_Contents"><text:span text:style-name="T3">upper case and lower</text:span></text:p>
            <text:p text:style-name="P4"/>
          </table:table-cell>
        </table:table-row>
        <text:soft-page-break/>
        <table:table-row table:style-name="Tableau1.4">
          <table:table-cell table:style-name="Tableau1.A1" office:value-type="string">
            <text:p text:style-name="Table_20_Contents"><text:span text:style-name="T3">29</text:span></text:p>
            <text:p text:style-name="Table_20_Contents"><text:span text:style-name="T3">Une formation avec stages</text:span></text:p>
            <text:p text:style-name="Table_20_Contents"><text:span text:style-name="T3">A training with internships</text:span></text:p>
          </table:table-cell>
          <table:table-cell table:style-name="Tableau1.A1" office:value-type="string">
            <text:p text:style-name="Table_20_Contents"><text:span text:style-name="T3">30</text:span><text:span text:style-name="T5"> </text:span></text:p>
            <text:p text:style-name="Table_20_Contents"><text:span text:style-name="T3">Sauvegarder</text:span></text:p>
            <text:p text:style-name="Table_20_Contents"><text:span text:style-name="T3">save/backup</text:span></text:p>
          </table:table-cell>
          <table:table-cell table:style-name="Tableau1.A1" office:value-type="string">
            <text:p text:style-name="Table_20_Contents"><text:span text:style-name="T3">31 </text:span></text:p>
            <text:p text:style-name="Table_20_Contents"><text:span text:style-name="T3">Une entreprise d’informatique</text:span></text:p>
            <text:p text:style-name="Text_20_body"><text:span text:style-name="T3">An IT company</text:span></text:p>
            <text:p text:style-name="Table_20_Contents"><text:span text:style-name="T3">/A computer company</text:span></text:p>
          </table:table-cell>
          <table:table-cell table:style-name="Tableau1.A1" office:value-type="string">
            <text:p text:style-name="Table_20_Contents"><text:span text:style-name="T3">32 </text:span></text:p>
            <text:p text:style-name="Table_20_Contents"><text:span text:style-name="T3">Des fonctionnalités</text:span></text:p>
            <text:p text:style-name="Table_20_Contents"><text:span text:style-name="T3">Adaptées selon le type de site </text:span></text:p>
            <text:p text:style-name="P4">Functionalities<text:line-break/>Adapted to the type of website</text:p>
          </table:table-cell>
          <table:table-cell table:style-name="Tableau1.E1" office:value-type="string">
            <text:p text:style-name="Table_20_Contents"><text:span text:style-name="T3">33</text:span><text:span text:style-name="T5"> </text:span><text:bookmark text:name="_GoBack"/></text:p>
            <text:p text:style-name="Table_20_Contents"><text:span text:style-name="T3">Soit en haut ou en bas</text:span></text:p>
            <text:p text:style-name="Table_20_Contents"><text:span text:style-name="T3">Either at the top or bottom</text:span></text:p>
          </table:table-cell>
          <table:table-cell table:style-name="Tableau1.E1" office:value-type="string">
            <text:p text:style-name="Table_20_Contents"><text:span text:style-name="T3">34 </text:span></text:p>
            <text:p text:style-name="P4"/>
            <text:p text:style-name="Table_20_Contents"><text:span text:style-name="T3">Pré-visualiser</text:span></text:p>
            <text:p text:style-name="Table_20_Contents"><text:span text:style-name="T3">To Preview</text:span></text:p>
          </table:table-cell>
          <table:table-cell table:style-name="Tableau1.E1" office:value-type="string">
            <text:p text:style-name="Table_20_Contents"><text:span text:style-name="T3">35</text:span><text:span text:style-name="T5"> </text:span></text:p>
            <text:p text:style-name="P8"/>
            <text:p text:style-name="Table_20_Contents"><text:span text:style-name="T3">Retirer un élément</text:span></text:p>
            <text:p text:style-name="Table_20_Contents"><text:span text:style-name="T3">Remove an ite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fr" fo:country="FR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32" style:layout-grid-base-height="0.369cm" style:layout-grid-ruby-height="0.20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tounette</meta:initial-creator>
    <dc:creator>Cyril Hamel</dc:creator>
    <meta:editing-cycles>39</meta:editing-cycles>
    <meta:print-date>2016-08-30T16:43:00</meta:print-date>
    <meta:creation-date>2017-09-13T12:57:00</meta:creation-date>
    <dc:date>2023-02-03T14:10:31.87</dc:date>
    <dc:language>fr-FR</dc:language>
    <meta:editing-duration>PT2M56S</meta:editing-duration>
    <meta:generator>OpenOffice/4.1.13$Win32 OpenOffice.org_project/4113m1$Build-9810</meta:generator>
    <meta:document-statistic meta:table-count="1" meta:image-count="0" meta:object-count="0" meta:page-count="2" meta:paragraph-count="112" meta:word-count="274" meta:character-count="15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